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alcul_20_IFT_20_Hors_20_Herbicides">
      <style:table-properties table:display="true" style:writing-mode="lr-tb"/>
    </style:style>
    <style:style style:name="ce1" style:family="table-cell" style:parent-style-name="Default">
      <style:table-cell-properties fo:background-color="#eda10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eda10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bold" style:font-weight-asian="bold" style:font-size-complex="14pt" style:font-size-asian="14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bold" fo:font-size="14pt" style:font-name="Arial"/>
    </style:style>
    <style:style style:name="T2" style:family="text">
      <style:text-properties style:text-position="0% 100%" style:font-style-complex="normal" style:font-style-asian="normal" style:font-weight-complex="bold" style:font-weight-asian="bold" style:font-size-complex="14pt" style:font-size-asian="14pt" style:font-name-complex="Arial" fo:color="#000000" fo:text-shadow="none" style:text-outline="false" fo:font-style="normal" style:text-line-through-type="none" fo:font-weight="bold" fo:font-size="14pt" style:font-name="Ari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 IFT Hors Herbicides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util de calcul simplifié de l'IFT <text:span text:style-name="T1">HORS</text:span><text:span text:style-name="T2"> herbicide</text:span></text:p>
          </table:table-cell>
          <table:covered-table-cell table:number-columns-repeated="4" table:style-name="ce1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 table:number-columns-spanned="5" table:number-rows-spanned="1">
            <text:p>En face de chaque spécialité commerciale utilisée, entrez le nombre de passages et la dose moyenne utilisée</text:p>
          </table:table-cell>
          <table:covered-table-cell table:number-columns-repeated="4" table:style-name="ce13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Votre IFT Hors Herbicides <text:s/>=</text:p>
          </table:table-cell>
          <table:covered-table-cell table:style-name="ce3"/>
          <table:table-cell table:style-name="ce19" table:formula="of:=SUM([.E7:.E247])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Spécialité commerciale</text:p>
          </table:table-cell>
          <table:table-cell table:style-name="ce14" office:value-type="string" calcext:value-type="string">
            <text:p>Dose homologuée</text:p>
          </table:table-cell>
          <table:table-cell table:style-name="ce14" office:value-type="string" calcext:value-type="string">
            <text:p>Nombre de passage</text:p>
          </table:table-cell>
          <table:table-cell table:style-name="ce14" office:value-type="string" calcext:value-type="string">
            <text:p>Dose utilisée</text:p>
            <text:p>si plusieurs doses, mettre la dose moyenne</text:p>
          </table:table-cell>
          <table:table-cell table:style-name="ce14" office:value-type="string" calcext:value-type="string">
            <text:p>IFT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ffirm</text:p>
          </table:table-cell>
          <table:table-cell table:style-name="ce15" office:value-type="float" office:value="1.5" calcext:value-type="float">
            <text:p>1,5</text:p>
          </table:table-cell>
          <table:table-cell table:style-name="ce20"/>
          <table:table-cell table:style-name="ce21"/>
          <table:table-cell table:style-name="ce22" table:formula="of:=IF([.B8]&gt;0;[.C8]*[.D8]/[.B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kolit</text:p>
          </table:table-cell>
          <table:table-cell table:style-name="ce15" office:value-type="float" office:value="0.375" calcext:value-type="float">
            <text:p>0,375</text:p>
          </table:table-cell>
          <table:table-cell table:style-name="ce20"/>
          <table:table-cell table:style-name="ce21"/>
          <table:table-cell table:style-name="ce22" table:formula="of:=IF([.B9]&gt;0;[.C9]*[.D9]/[.B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ktuan DTI</text:p>
          </table:table-cell>
          <table:table-cell table:style-name="ce15" office:value-type="float" office:value="1.5" calcext:value-type="float">
            <text:p>1,5</text:p>
          </table:table-cell>
          <table:table-cell table:style-name="ce20"/>
          <table:table-cell table:style-name="ce21"/>
          <table:table-cell table:style-name="ce22" table:formula="of:=IF([.B10]&gt;0;[.C10]*[.D10]/[.B1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lgèbre</text:p>
          </table:table-cell>
          <table:table-cell table:style-name="ce15" office:value-type="float" office:value="0.2" calcext:value-type="float">
            <text:p>0,2</text:p>
          </table:table-cell>
          <table:table-cell table:style-name="ce20"/>
          <table:table-cell table:style-name="ce21"/>
          <table:table-cell table:style-name="ce22" table:formula="of:=IF([.B11]&gt;0;[.C11]*[.D11]/[.B1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maline Flow</text:p>
          </table:table-cell>
          <table:table-cell table:style-name="ce15" office:value-type="float" office:value="2.8" calcext:value-type="float">
            <text:p>2,8</text:p>
          </table:table-cell>
          <table:table-cell table:style-name="ce20"/>
          <table:table-cell table:style-name="ce21"/>
          <table:table-cell table:style-name="ce22" table:formula="of:=IF([.B12]&gt;0;[.C12]*[.D12]/[.B1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marok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1"/>
          <table:table-cell table:style-name="ce22" table:formula="of:=IF([.B13]&gt;0;[.C13]*[.D13]/[.B1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mpexio</text:p>
          </table:table-cell>
          <table:table-cell table:style-name="ce15" office:value-type="float" office:value="0.5" calcext:value-type="float">
            <text:p>0,5</text:p>
          </table:table-cell>
          <table:table-cell table:style-name="ce20"/>
          <table:table-cell table:style-name="ce21"/>
          <table:table-cell table:style-name="ce22" table:formula="of:=IF([.B14]&gt;0;[.C14]*[.D14]/[.B1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mphore F</text:p>
          </table:table-cell>
          <table:table-cell table:style-name="ce15" office:value-type="float" office:value="2.5" calcext:value-type="float">
            <text:p>2,5</text:p>
          </table:table-cell>
          <table:table-cell table:style-name="ce20"/>
          <table:table-cell table:style-name="ce21"/>
          <table:table-cell table:style-name="ce22" table:formula="of:=IF([.B15]&gt;0;[.C15]*[.D15]/[.B1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Amylo-X-WG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ncolie</text:p>
          </table:table-cell>
          <table:table-cell table:style-name="ce15" office:value-type="float" office:value="0.2" calcext:value-type="float">
            <text:p>0,2</text:p>
          </table:table-cell>
          <table:table-cell table:style-name="ce20"/>
          <table:table-cell table:style-name="ce21"/>
          <table:table-cell table:style-name="ce22" table:formula="of:=IF([.B17]&gt;0;[.C17]*[.D17]/[.B1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ntene</text:p>
          </table:table-cell>
          <table:table-cell table:style-name="ce15" office:value-type="float" office:value="0.25" calcext:value-type="float">
            <text:p>0,25</text:p>
          </table:table-cell>
          <table:table-cell table:style-name="ce20"/>
          <table:table-cell table:style-name="ce21"/>
          <table:table-cell table:style-name="ce22" table:formula="of:=IF([.B18]&gt;0;[.C18]*[.D18]/[.B1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rco DTI</text:p>
          </table:table-cell>
          <table:table-cell table:style-name="ce15" office:value-type="float" office:value="1.5" calcext:value-type="float">
            <text:p>1,5</text:p>
          </table:table-cell>
          <table:table-cell table:style-name="ce20"/>
          <table:table-cell table:style-name="ce21"/>
          <table:table-cell table:style-name="ce22" table:formula="of:=IF([.B19]&gt;0;[.C19]*[.D19]/[.B1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Armicarb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Auditorium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Aviso DF</text:p>
          </table:table-cell>
          <table:table-cell table:style-name="ce15" office:value-type="float" office:value="2.5" calcext:value-type="float">
            <text:p>2,5</text:p>
          </table:table-cell>
          <table:table-cell table:style-name="ce20"/>
          <table:table-cell table:style-name="ce21"/>
          <table:table-cell table:style-name="ce22" table:formula="of:=IF([.B22]&gt;0;[.C22]*[.D22]/[.B2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Azupec 80 GD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Baikal WP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Bandido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1"/>
          <table:table-cell table:style-name="ce22" table:formula="of:=IF([.B25]&gt;0;[.C25]*[.D25]/[.B2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Bastid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BB Caffaro WG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1"/>
          <table:table-cell table:style-name="ce22" table:formula="of:=IF([.B27]&gt;0;[.C27]*[.D27]/[.B2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BB Equal DG</text:p>
          </table:table-cell>
          <table:table-cell table:style-name="ce15" office:value-type="float" office:value="3.75" calcext:value-type="float">
            <text:p>3,75</text:p>
          </table:table-cell>
          <table:table-cell table:style-name="ce20"/>
          <table:table-cell table:style-name="ce21"/>
          <table:table-cell table:style-name="ce22" table:formula="of:=IF([.B28]&gt;0;[.C28]*[.D28]/[.B2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BB Mac. 80</text:p>
          </table:table-cell>
          <table:table-cell table:style-name="ce15" office:value-type="float" office:value="15" calcext:value-type="float">
            <text:p>15</text:p>
          </table:table-cell>
          <table:table-cell table:style-name="ce20"/>
          <table:table-cell table:style-name="ce21"/>
          <table:table-cell table:style-name="ce22" table:formula="of:=IF([.B29]&gt;0;[.C29]*[.D29]/[.B2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BB RSR Disperss</text:p>
          </table:table-cell>
          <table:table-cell table:style-name="ce15" office:value-type="float" office:value="3.75" calcext:value-type="float">
            <text:p>3,75</text:p>
          </table:table-cell>
          <table:table-cell table:style-name="ce20"/>
          <table:table-cell table:style-name="ce21"/>
          <table:table-cell table:style-name="ce22" table:formula="of:=IF([.B30]&gt;0;[.C30]*[.D30]/[.B3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Blaso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Bogard</text:p>
          </table:table-cell>
          <table:table-cell table:style-name="ce15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32]&gt;0;[.C32]*[.D32]/[.B3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Botryl Plus</text:p>
          </table:table-cell>
          <table:table-cell table:style-name="ce15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33]&gt;0;[.C33]*[.D33]/[.B3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brio Top</text:p>
          </table:table-cell>
          <table:table-cell table:style-name="ce15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34]&gt;0;[.C34]*[.D34]/[.B3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lgary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35]&gt;0;[.C35]*[.D35]/[.B3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maro</text:p>
          </table:table-cell>
          <table:table-cell table:style-name="ce15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36]&gt;0;[.C36]*[.D36]/[.B3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ntus</text:p>
          </table:table-cell>
          <table:table-cell table:style-name="ce15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37]&gt;0;[.C37]*[.D37]/[.B3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pri F WG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38]&gt;0;[.C38]*[.D38]/[.B3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ap’tène IV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rial C Pepite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40]&gt;0;[.C40]*[.D40]/[.B4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assiopée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41]&gt;0;[.C41]*[.D41]/[.B4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erimonia</text:p>
          </table:table-cell>
          <table:table-cell table:style-name="ce15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42]&gt;0;[.C42]*[.D42]/[.B4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hamp Flo Ampli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43]&gt;0;[.C43]*[.D43]/[.B4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heckmate Puff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idély</text:p>
          </table:table-cell>
          <table:table-cell table:style-name="ce15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45]&gt;0;[.C45]*[.D45]/[.B4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itrothio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itrothiol L , Rain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laxon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48]&gt;0;[.C48]*[.D48]/[.B4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ollis</text:p>
          </table:table-cell>
          <table:table-cell table:style-name="ce15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49]&gt;0;[.C49]*[.D49]/[.B4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oncorde</text:p>
          </table:table-cell>
          <table:table-cell table:style-name="ce15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50]&gt;0;[.C50]*[.D50]/[.B5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onsist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21" table:number-columns-repeated="2"/>
          <table:table-cell table:style-name="ce22" table:formula="of:=IF([.B51]&gt;0;[.C51]*[.D51]/[.B5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onydia</text:p>
          </table:table-cell>
          <table:table-cell table:style-name="ce15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52]&gt;0;[.C52]*[.D52]/[.B5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opacabana HiBio</text:p>
          </table:table-cell>
          <table:table-cell table:style-name="ce15" office:value-type="float" office:value="3.75" calcext:value-type="float">
            <text:p>3,75</text:p>
          </table:table-cell>
          <table:table-cell table:style-name="ce21" table:number-columns-repeated="2"/>
          <table:table-cell table:style-name="ce22" table:formula="of:=IF([.B53]&gt;0;[.C53]*[.D53]/[.B5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opernico HiBioWG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54]&gt;0;[.C54]*[.D54]/[.B5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Cosavet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ountry Gold</text:p>
          </table:table-cell>
          <table:table-cell table:style-name="ce15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56]&gt;0;[.C56]*[.D56]/[.B5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upro Top 20 WG</text:p>
          </table:table-cell>
          <table:table-cell table:style-name="ce15" office:value-type="float" office:value="3.75" calcext:value-type="float">
            <text:p>3,75</text:p>
          </table:table-cell>
          <table:table-cell table:style-name="ce21" table:number-columns-repeated="2"/>
          <table:table-cell table:style-name="ce22" table:formula="of:=IF([.B57]&gt;0;[.C57]*[.D57]/[.B5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uprocol Duo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58]&gt;0;[.C58]*[.D58]/[.B5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uprofix F Disp.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59]&gt;0;[.C59]*[.D59]/[.B5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Cuproxat SC</text:p>
          </table:table-cell>
          <table:table-cell table:style-name="ce15" office:value-type="float" office:value="3.95" calcext:value-type="float">
            <text:p>3,95</text:p>
          </table:table-cell>
          <table:table-cell table:style-name="ce21" table:number-columns-repeated="2"/>
          <table:table-cell table:style-name="ce22" table:formula="of:=IF([.B60]&gt;0;[.C60]*[.D60]/[.B6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yflodium</text:p>
          </table:table-cell>
          <table:table-cell table:style-name="ce15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61]&gt;0;[.C61]*[.D61]/[.B6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ymsun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62]&gt;0;[.C62]*[.D62]/[.B6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Cythrine L</text:p>
          </table:table-cell>
          <table:table-cell table:style-name="ce15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63]&gt;0;[.C63]*[.D63]/[.B6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Dartag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Décis Protech</text:p>
          </table:table-cell>
          <table:table-cell table:style-name="ce15" office:value-type="float" office:value="0.83" calcext:value-type="float">
            <text:p>0,83</text:p>
          </table:table-cell>
          <table:table-cell table:style-name="ce21" table:number-columns-repeated="2"/>
          <table:table-cell table:style-name="ce22" table:formula="of:=IF([.B65]&gt;0;[.C65]*[.D65]/[.B6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Delfi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Deltastar</text:p>
          </table:table-cell>
          <table:table-cell table:style-name="ce15" office:value-type="float" office:value="0.83" calcext:value-type="float">
            <text:p>0,83</text:p>
          </table:table-cell>
          <table:table-cell table:style-name="ce21" table:number-columns-repeated="2"/>
          <table:table-cell table:style-name="ce22" table:formula="of:=IF([.B67]&gt;0;[.C67]*[.D67]/[.B6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Devin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68]&gt;0;[.C68]*[.D68]/[.B6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Difcor 250 EC</text:p>
          </table:table-cell>
          <table:table-cell table:style-name="ce15" office:value-type="float" office:value="0.12" calcext:value-type="float">
            <text:p>0,12</text:p>
          </table:table-cell>
          <table:table-cell table:style-name="ce21" table:number-columns-repeated="2"/>
          <table:table-cell table:style-name="ce22" table:formula="of:=IF([.B69]&gt;0;[.C69]*[.D69]/[.B6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Dipel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Dynali</text:p>
          </table:table-cell>
          <table:table-cell table:style-name="ce15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71]&gt;0;[.C71]*[.D71]/[.B7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crin Pro</text:p>
          </table:table-cell>
          <table:table-cell table:style-name="ce15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72]&gt;0;[.C72]*[.D72]/[.B7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nervin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73]&gt;0;[.C73]*[.D73]/[.B7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nervin Active</text:p>
          </table:table-cell>
          <table:table-cell table:style-name="ce15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74]&gt;0;[.C74]*[.D74]/[.B7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nomix F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75]&gt;0;[.C75]*[.D75]/[.B7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Epat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rune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77]&gt;0;[.C77]*[.D77]/[.B7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Esdeain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Essen’cie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Eto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Euphytane Gold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xplicit EC/WG</text:p>
          </table:table-cell>
          <table:table-cell table:style-name="ce15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82]&gt;0;[.C82]*[.D82]/[.B8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Extase Gold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83]&gt;0;[.C83]*[.D83]/[.B8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alarik DG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84]&gt;0;[.C84]*[.D84]/[.B8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antic F WG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85]&gt;0;[.C85]*[.D85]/[.B8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astim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86]&gt;0;[.C86]*[.D86]/[.B8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leurus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87]&gt;0;[.C87]*[.D87]/[.B8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lint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21" table:number-columns-repeated="2"/>
          <table:table-cell table:style-name="ce22" table:formula="of:=IF([.B88]&gt;0;[.C88]*[.D88]/[.B8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Flosu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lovine</text:p>
          </table:table-cell>
          <table:table-cell table:style-name="ce15" office:value-type="float" office:value="1.25" calcext:value-type="float">
            <text:p>1,25</text:p>
          </table:table-cell>
          <table:table-cell table:style-name="ce21" table:number-columns-repeated="2"/>
          <table:table-cell table:style-name="ce22" table:formula="of:=IF([.B90]&gt;0;[.C90]*[.D90]/[.B9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Fluidosoufr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olpan 80 WDG</text:p>
          </table:table-cell>
          <table:table-cell table:style-name="ce15" office:value-type="float" office:value="1.9" calcext:value-type="float">
            <text:p>1,9</text:p>
          </table:table-cell>
          <table:table-cell table:style-name="ce21" table:number-columns-repeated="2"/>
          <table:table-cell table:style-name="ce22" table:formula="of:=IF([.B92]&gt;0;[.C92]*[.D92]/[.B9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olpec Adv.</text:p>
          </table:table-cell>
          <table:table-cell table:style-name="ce15" office:value-type="float" office:value="1.9" calcext:value-type="float">
            <text:p>1,9</text:p>
          </table:table-cell>
          <table:table-cell table:style-name="ce21" table:number-columns-repeated="2"/>
          <table:table-cell table:style-name="ce22" table:formula="of:=IF([.B93]&gt;0;[.C93]*[.D93]/[.B9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olpec Diméo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94]&gt;0;[.C94]*[.D94]/[.B9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oltane FL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95]&gt;0;[.C95]*[.D95]/[.B9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orum Top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96]&gt;0;[.C96]*[.D96]/[.B9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Fregate SC</text:p>
          </table:table-cell>
          <table:table-cell table:style-name="ce15" office:value-type="float" office:value="3.95" calcext:value-type="float">
            <text:p>3,95</text:p>
          </table:table-cell>
          <table:table-cell table:style-name="ce21" table:number-columns-repeated="2"/>
          <table:table-cell table:style-name="ce22" table:formula="of:=IF([.B97]&gt;0;[.C97]*[.D97]/[.B9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Futura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98]&gt;0;[.C98]*[.D98]/[.B9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Fytosav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Galileo</text:p>
          </table:table-cell>
          <table:table-cell table:style-name="ce15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00]&gt;0;[.C100]*[.D100]/[.B10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Géoxe WG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01]&gt;0;[.C101]*[.D101]/[.B10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Glister U. 360</text:p>
          </table:table-cell>
          <table:table-cell table:style-name="ce15" office:value-type="float" office:value="8" calcext:value-type="float">
            <text:p>8</text:p>
          </table:table-cell>
          <table:table-cell table:style-name="ce21" table:number-columns-repeated="2"/>
          <table:table-cell table:style-name="ce22" table:formula="of:=IF([.B102]&gt;0;[.C102]*[.D102]/[.B10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Gréman</text:p>
          </table:table-cell>
          <table:table-cell table:style-name="ce15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03]&gt;0;[.C103]*[.D103]/[.B10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Grip Top</text:p>
          </table:table-cell>
          <table:table-cell table:style-name="ce15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104]&gt;0;[.C104]*[.D104]/[.B10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Héliocuivre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05]&gt;0;[.C105]*[.D105]/[.B10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Heliosoufre 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Helioterpen 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Hexagon</text:p>
          </table:table-cell>
          <table:table-cell table:style-name="ce15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108]&gt;0;[.C108]*[.D108]/[.B10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Hidalgo star</text:p>
          </table:table-cell>
          <table:table-cell table:style-name="ce15" office:value-type="float" office:value="3.75" calcext:value-type="float">
            <text:p>3,75</text:p>
          </table:table-cell>
          <table:table-cell table:style-name="ce21" table:number-columns-repeated="2"/>
          <table:table-cell table:style-name="ce22" table:formula="of:=IF([.B109]&gt;0;[.C109]*[.D109]/[.B10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Hockey Pro</text:p>
          </table:table-cell>
          <table:table-cell table:style-name="ce15" office:value-type="float" office:value="8" calcext:value-type="float">
            <text:p>8</text:p>
          </table:table-cell>
          <table:table-cell table:style-name="ce21" table:number-columns-repeated="2"/>
          <table:table-cell table:style-name="ce22" table:formula="of:=IF([.B110]&gt;0;[.C110]*[.D110]/[.B11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Hoggar</text:p>
          </table:table-cell>
          <table:table-cell table:style-name="ce15" office:value-type="float" office:value="0.6" calcext:value-type="float">
            <text:p>0,6</text:p>
          </table:table-cell>
          <table:table-cell table:style-name="ce21" table:number-columns-repeated="2"/>
          <table:table-cell table:style-name="ce22" table:formula="of:=IF([.B111]&gt;0;[.C111]*[.D111]/[.B11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Idaho</text:p>
          </table:table-cell>
          <table:table-cell table:style-name="ce15" office:value-type="float" office:value="0.45" calcext:value-type="float">
            <text:p>0,45</text:p>
          </table:table-cell>
          <table:table-cell table:style-name="ce21" table:number-columns-repeated="2"/>
          <table:table-cell table:style-name="ce22" table:formula="of:=IF([.B112]&gt;0;[.C112]*[.D112]/[.B11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Invictus</text:p>
          </table:table-cell>
          <table:table-cell table:style-name="ce15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113]&gt;0;[.C113]*[.D113]/[.B11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Japica</text:p>
          </table:table-cell>
          <table:table-cell table:style-name="ce15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114]&gt;0;[.C114]*[.D114]/[.B11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Javise Max</text:p>
          </table:table-cell>
          <table:table-cell table:style-name="ce15" office:value-type="float" office:value="0.75" calcext:value-type="float">
            <text:p>0,75</text:p>
          </table:table-cell>
          <table:table-cell table:style-name="ce21" table:number-columns-repeated="2"/>
          <table:table-cell table:style-name="ce22" table:formula="of:=IF([.B115]&gt;0;[.C115]*[.D115]/[.B11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Juliett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Kadima Plus</text:p>
          </table:table-cell>
          <table:table-cell table:style-name="ce15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17]&gt;0;[.C117]*[.D117]/[.B11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Kamuy</text:p>
          </table:table-cell>
          <table:table-cell table:style-name="ce15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118]&gt;0;[.C118]*[.D118]/[.B11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Karamat Pro</text:p>
          </table:table-cell>
          <table:table-cell table:style-name="ce15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19]&gt;0;[.C119]*[.D119]/[.B11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Karate Z./X./K.</text:p>
          </table:table-cell>
          <table:table-cell table:style-name="ce15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120]&gt;0;[.C120]*[.D120]/[.B12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Karis 10 CS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21" table:number-columns-repeated="2"/>
          <table:table-cell table:style-name="ce22" table:formula="of:=IF([.B121]&gt;0;[.C121]*[.D121]/[.B12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Kashmi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enja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23]&gt;0;[.C123]*[.D123]/[.B12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enkio</text:p>
          </table:table-cell>
          <table:table-cell table:style-name="ce17" office:value-type="float" office:value="4.5" calcext:value-type="float">
            <text:p>4,5</text:p>
          </table:table-cell>
          <table:table-cell table:style-name="ce21" table:number-columns-repeated="2"/>
          <table:table-cell table:style-name="ce22" table:formula="of:=IF([.B124]&gt;0;[.C124]*[.D124]/[.B12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esys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25]&gt;0;[.C125]*[.D125]/[.B12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ésys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26]&gt;0;[.C126]*[.D126]/[.B12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imoflex</text:p>
          </table:table-cell>
          <table:table-cell table:style-name="ce17" office:value-type="float" office:value="0.45" calcext:value-type="float">
            <text:p>0,45</text:p>
          </table:table-cell>
          <table:table-cell table:style-name="ce21" table:number-columns-repeated="2"/>
          <table:table-cell table:style-name="ce22" table:formula="of:=IF([.B127]&gt;0;[.C127]*[.D127]/[.B12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lartan</text:p>
          </table:table-cell>
          <table:table-cell table:style-name="ce17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128]&gt;0;[.C128]*[.D128]/[.B12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Kobber</text:p>
          </table:table-cell>
          <table:table-cell table:style-name="ce17" office:value-type="float" office:value="1.33" calcext:value-type="float">
            <text:p>1,33</text:p>
          </table:table-cell>
          <table:table-cell table:style-name="ce21" table:number-columns-repeated="2"/>
          <table:table-cell table:style-name="ce22" table:formula="of:=IF([.B129]&gt;0;[.C129]*[.D129]/[.B12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Kocide …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30]&gt;0;[.C130]*[.D130]/[.B13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HP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31]&gt;0;[.C131]*[.D131]/[.B13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ryor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32]&gt;0;[.C132]*[.D132]/[.B13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Kumulus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Kusti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21" table:number-columns-repeated="2"/>
          <table:table-cell table:style-name="ce22" table:formula="of:=IF([.B134]&gt;0;[.C134]*[.D134]/[.B13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azulie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35]&gt;0;[.C135]*[.D135]/[.B13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LBG-01F34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eimay</text:p>
          </table:table-cell>
          <table:table-cell table:style-name="ce17" office:value-type="float" office:value="0.375" calcext:value-type="float">
            <text:p>0,375</text:p>
          </table:table-cell>
          <table:table-cell table:style-name="ce21" table:number-columns-repeated="2"/>
          <table:table-cell table:style-name="ce22" table:formula="of:=IF([.B137]&gt;0;[.C137]*[.D137]/[.B13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exic Flash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38]&gt;0;[.C138]*[.D138]/[.B13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icorne Flex</text:p>
          </table:table-cell>
          <table:table-cell table:style-name="ce17" office:value-type="float" office:value="2.25" calcext:value-type="float">
            <text:p>2,25</text:p>
          </table:table-cell>
          <table:table-cell table:style-name="ce21" table:number-columns-repeated="2"/>
          <table:table-cell table:style-name="ce22" table:formula="of:=IF([.B139]&gt;0;[.C139]*[.D139]/[.B13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idal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40]&gt;0;[.C140]*[.D140]/[.B14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Limocid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ingot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42]&gt;0;[.C142]*[.D142]/[.B14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Lucifèr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una S./X-tend</text:p>
          </table:table-cell>
          <table:table-cell table:style-name="ce17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144]&gt;0;[.C144]*[.D144]/[.B14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Lutiram DF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45]&gt;0;[.C145]*[.D145]/[.B14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Mavrik Smart</text:p>
          </table:table-cell>
          <table:table-cell table:style-name="ce17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146]&gt;0;[.C146]*[.D146]/[.B14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Mayandra</text:p>
          </table:table-cell>
          <table:table-cell table:style-name="ce17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147]&gt;0;[.C147]*[.D147]/[.B14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Medeiro WG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48]&gt;0;[.C148]*[.D148]/[.B14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Messag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Mevalon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Micros-cop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51]&gt;0;[.C151]*[.D151]/[.B15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Microthiol Sp. D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Microthiol Sp. 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Mikal Flash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54]&gt;0;[.C154]*[.D154]/[.B15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Mildicut</text:p>
          </table:table-cell>
          <table:table-cell table:style-name="ce17" office:value-type="float" office:value="4.5" calcext:value-type="float">
            <text:p>4,5</text:p>
          </table:table-cell>
          <table:table-cell table:style-name="ce21" table:number-columns-repeated="2"/>
          <table:table-cell table:style-name="ce22" table:formula="of:=IF([.B155]&gt;0;[.C155]*[.D155]/[.B15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Mojox 75 WG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56]&gt;0;[.C156]*[.D156]/[.B15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Musdo 4</text:p>
          </table:table-cell>
          <table:table-cell table:style-name="ce17" office:value-type="float" office:value="0.1" calcext:value-type="float">
            <text:p>0,1</text:p>
          </table:table-cell>
          <table:table-cell table:style-name="ce21" table:number-columns-repeated="2"/>
          <table:table-cell table:style-name="ce22" table:formula="of:=IF([.B157]&gt;0;[.C157]*[.D157]/[.B15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Natchez</text:p>
          </table:table-cell>
          <table:table-cell table:style-name="ce17" office:value-type="float" office:value="0.125" calcext:value-type="float">
            <text:p>0,125</text:p>
          </table:table-cell>
          <table:table-cell table:style-name="ce21" table:number-columns-repeated="2"/>
          <table:table-cell table:style-name="ce22" table:formula="of:=IF([.B158]&gt;0;[.C158]*[.D158]/[.B15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Nirk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Nordox 75 WG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0]&gt;0;[.C160]*[.D160]/[.B16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NYX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61]&gt;0;[.C161]*[.D161]/[.B16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Oidiol poudrag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Optix Disperss</text:p>
          </table:table-cell>
          <table:table-cell table:style-name="ce17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163]&gt;0;[.C163]*[.D163]/[.B16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Padone</text:p>
          </table:table-cell>
          <table:table-cell table:style-name="ce17" office:value-type="float" office:value="1.8" calcext:value-type="float">
            <text:p>1,8</text:p>
          </table:table-cell>
          <table:table-cell table:style-name="ce21" table:number-columns-repeated="2"/>
          <table:table-cell table:style-name="ce22" table:formula="of:=IF([.B164]&gt;0;[.C164]*[.D164]/[.B16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jo</text:p>
          </table:table-cell>
          <table:table-cell table:style-name="ce17" office:value-type="float" office:value="0.45" calcext:value-type="float">
            <text:p>0,45</text:p>
          </table:table-cell>
          <table:table-cell table:style-name="ce21" table:number-columns-repeated="2"/>
          <table:table-cell table:style-name="ce22" table:formula="of:=IF([.B165]&gt;0;[.C165]*[.D165]/[.B16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lmir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6]&gt;0;[.C166]*[.D166]/[.B16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ndero Gold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7]&gt;0;[.C167]*[.D167]/[.B16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ngolin DG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168]&gt;0;[.C168]*[.D168]/[.B16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nthéos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9]&gt;0;[.C169]*[.D169]/[.B16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ass Orondis Z.</text:p>
          </table:table-cell>
          <table:table-cell table:style-name="ce17" office:value-type="float" office:value="0.372" calcext:value-type="float">
            <text:p>0,372</text:p>
          </table:table-cell>
          <table:table-cell table:style-name="ce21" table:number-columns-repeated="2"/>
          <table:table-cell table:style-name="ce22" table:formula="of:=IF([.B170]&gt;0;[.C170]*[.D170]/[.B17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Perti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olyram DF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72]&gt;0;[.C172]*[.D172]/[.B17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Prev-am Plu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rivest</text:p>
          </table:table-cell>
          <table:table-cell table:style-name="ce17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174]&gt;0;[.C174]*[.D174]/[.B17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roclaim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75]&gt;0;[.C175]*[.D175]/[.B17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rofiler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76]&gt;0;[.C176]*[.D176]/[.B17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rolectus</text:p>
          </table:table-cell>
          <table:table-cell table:style-name="ce17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177]&gt;0;[.C177]*[.D177]/[.B17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rosper</text:p>
          </table:table-cell>
          <table:table-cell table:style-name="ce17" office:value-type="float" office:value="0.6" calcext:value-type="float">
            <text:p>0,6</text:p>
          </table:table-cell>
          <table:table-cell table:style-name="ce21" table:number-columns-repeated="2"/>
          <table:table-cell table:style-name="ce22" table:formula="of:=IF([.B178]&gt;0;[.C178]*[.D178]/[.B17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yrevert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179]&gt;0;[.C179]*[.D179]/[.B17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Pyrioviti</text:p>
          </table:table-cell>
          <table:table-cell table:style-name="ce17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180]&gt;0;[.C180]*[.D180]/[.B18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RAK 1+2 MIX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Redeli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Resplend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83]&gt;0;[.C183]*[.D183]/[.B18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Revoluxio</text:p>
          </table:table-cell>
          <table:table-cell table:style-name="ce17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184]&gt;0;[.C184]*[.D184]/[.B18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Rhapsody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Riss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86]&gt;0;[.C186]*[.D186]/[.B18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Rocca</text:p>
          </table:table-cell>
          <table:table-cell table:style-name="ce17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formula="of:=IF([.B187]&gt;0;[.C187]*[.D187]/[.B18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Rome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Rubipro 100EC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189]&gt;0;[.C189]*[.D189]/[.B18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afir WG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90]&gt;0;[.C190]*[.D190]/[.B19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Safran</text:p>
          </table:table-cell>
          <table:table-cell table:style-name="ce15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191]&gt;0;[.C191]*[.D191]/[.B19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amba</text:p>
          </table:table-cell>
          <table:table-cell table:style-name="ce17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192]&gt;0;[.C192]*[.D192]/[.B19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arman F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93]&gt;0;[.C193]*[.D193]/[.B19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cala</text:p>
          </table:table-cell>
          <table:table-cell table:style-name="ce17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194]&gt;0;[.C194]*[.D194]/[.B19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core</text:p>
          </table:table-cell>
          <table:table-cell table:style-name="ce17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195]&gt;0;[.C195]*[.D195]/[.B19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elva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96]&gt;0;[.C196]*[.D196]/[.B19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érénade max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erenva</text:p>
          </table:table-cell>
          <table:table-cell table:style-name="ce17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198]&gt;0;[.C198]*[.D198]/[.B19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irbel UD</text:p>
          </table:table-cell>
          <table:table-cell table:style-name="ce17" office:value-type="float" office:value="1.3" calcext:value-type="float">
            <text:p>1,3</text:p>
          </table:table-cell>
          <table:table-cell table:style-name="ce21" table:number-columns-repeated="2"/>
          <table:table-cell table:style-name="ce22" table:formula="of:=IF([.B199]&gt;0;[.C199]*[.D199]/[.B19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okalciarb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onat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orvin</text:p>
          </table:table-cell>
          <table:table-cell table:style-name="ce17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202]&gt;0;[.C202]*[.D202]/[.B20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oufrebe DG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oufre Sublimé Afepas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tartup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teward (EC)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206]&gt;0;[.C206]*[.D206]/[.B20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troby DF</text:p>
          </table:table-cell>
          <table:table-cell table:style-name="ce17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207]&gt;0;[.C207]*[.D207]/[.B20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ublimdo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Success 4</text:p>
          </table:table-cell>
          <table:table-cell table:style-name="ce17" office:value-type="float" office:value="0.1" calcext:value-type="float">
            <text:p>0,1</text:p>
          </table:table-cell>
          <table:table-cell table:style-name="ce21" table:number-columns-repeated="2"/>
          <table:table-cell table:style-name="ce22" table:formula="of:=IF([.B209]&gt;0;[.C209]*[.D209]/[.B20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ulfojet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Sulforix Rain 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witch</text:p>
          </table:table-cell>
          <table:table-cell table:style-name="ce17" office:value-type="float" office:value="1.2" calcext:value-type="float">
            <text:p>1,2</text:p>
          </table:table-cell>
          <table:table-cell table:style-name="ce21" table:number-columns-repeated="2"/>
          <table:table-cell table:style-name="ce22" table:formula="of:=IF([.B212]&gt;0;[.C212]*[.D212]/[.B21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Systhane Flex</text:p>
          </table:table-cell>
          <table:table-cell table:style-name="ce17" office:value-type="float" office:value="2.25" calcext:value-type="float">
            <text:p>2,25</text:p>
          </table:table-cell>
          <table:table-cell table:style-name="ce21" table:number-columns-repeated="2"/>
          <table:table-cell table:style-name="ce22" table:formula="of:=IF([.B213]&gt;0;[.C213]*[.D213]/[.B21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Taegr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alendo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215]&gt;0;[.C215]*[.D215]/[.B21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9" office:value-type="string" calcext:value-type="string">
            <text:p>Talita</text:p>
          </table:table-cell>
          <table:table-cell table:style-name="ce17" office:value-type="float" office:value="0.3" calcext:value-type="float">
            <text:p>0,3</text:p>
          </table:table-cell>
          <table:table-cell table:style-name="ce21" table:number-columns-repeated="2"/>
          <table:table-cell table:style-name="ce22" table:formula="of:=IF([.B216]&gt;0;[.C216]*[.D216]/[.B21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alius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217]&gt;0;[.C217]*[.D217]/[.B21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ebaïde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18]&gt;0;[.C218]*[.D218]/[.B21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ebutec</text:p>
          </table:table-cell>
          <table:table-cell table:style-name="ce17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219]&gt;0;[.C219]*[.D219]/[.B219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eldor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220]&gt;0;[.C220]*[.D220]/[.B22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Tenrok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Thiopron rain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Thiovit Jet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opaze</text:p>
          </table:table-cell>
          <table:table-cell table:style-name="ce17" office:value-type="float" office:value="0.25" calcext:value-type="float">
            <text:p>0,25</text:p>
          </table:table-cell>
          <table:table-cell table:style-name="ce21" table:number-columns-repeated="2"/>
          <table:table-cell table:style-name="ce22" table:formula="of:=IF([.B224]&gt;0;[.C224]*[.D224]/[.B22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othem 70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225]&gt;0;[.C225]*[.D225]/[.B22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oucan</text:p>
          </table:table-cell>
          <table:table-cell table:style-name="ce17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226]&gt;0;[.C226]*[.D226]/[.B22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P Dinghy</text:p>
          </table:table-cell>
          <table:table-cell table:style-name="ce17" office:value-type="float" office:value="0.6" calcext:value-type="float">
            <text:p>0,6</text:p>
          </table:table-cell>
          <table:table-cell table:style-name="ce21" table:number-columns-repeated="2"/>
          <table:table-cell table:style-name="ce22" table:formula="of:=IF([.B227]&gt;0;[.C227]*[.D227]/[.B22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rebon 30 EC</text:p>
          </table:table-cell>
          <table:table-cell table:style-name="ce17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228]&gt;0;[.C228]*[.D228]/[.B22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Trilog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Triplice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30]&gt;0;[.C230]*[.D230]/[.B230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Uppercut</text:p>
          </table:table-cell>
          <table:table-cell table:style-name="ce17" office:value-type="float" office:value="0.4" calcext:value-type="float">
            <text:p>0,4</text:p>
          </table:table-cell>
          <table:table-cell table:style-name="ce21" table:number-columns-repeated="2"/>
          <table:table-cell table:style-name="ce22" table:formula="of:=IF([.B231]&gt;0;[.C231]*[.D231]/[.B23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aliant Flash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32]&gt;0;[.C232]*[.D232]/[.B232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entaro</text:p>
          </table:table-cell>
          <table:table-cell table:style-name="ce17" office:value-type="float" office:value="2.8" calcext:value-type="float">
            <text:p>2,8</text:p>
          </table:table-cell>
          <table:table-cell table:style-name="ce21" table:number-columns-repeated="2"/>
          <table:table-cell table:style-name="ce22" table:formula="of:=IF([.B233]&gt;0;[.C233]*[.D233]/[.B23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ideryo F</text:p>
          </table:table-cell>
          <table:table-cell table:style-name="ce17" office:value-type="float" office:value="2.5" calcext:value-type="float">
            <text:p>2,5</text:p>
          </table:table-cell>
          <table:table-cell table:style-name="ce21" table:number-columns-repeated="2"/>
          <table:table-cell table:style-name="ce22" table:formula="of:=IF([.B234]&gt;0;[.C234]*[.D234]/[.B23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itipec WG adv.</text:p>
          </table:table-cell>
          <table:table-cell table:style-name="ce17" office:value-type="float" office:value="1.5" calcext:value-type="float">
            <text:p>1,5</text:p>
          </table:table-cell>
          <table:table-cell table:style-name="ce21" table:number-columns-repeated="2"/>
          <table:table-cell table:style-name="ce22" table:formula="of:=IF([.B235]&gt;0;[.C235]*[.D235]/[.B23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Vitis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ivando</text:p>
          </table:table-cell>
          <table:table-cell table:style-name="ce17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237]&gt;0;[.C237]*[.D237]/[.B23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Vivatrine EW</text:p>
          </table:table-cell>
          <table:table-cell table:style-name="ce17" office:value-type="float" office:value="0.83" calcext:value-type="float">
            <text:p>0,83</text:p>
          </table:table-cell>
          <table:table-cell table:style-name="ce21" table:number-columns-repeated="2"/>
          <table:table-cell table:style-name="ce22" table:formula="of:=IF([.B238]&gt;0;[.C238]*[.D238]/[.B238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Whisp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XenTari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Yaris</text:p>
          </table:table-cell>
          <table:table-cell table:style-name="ce17" office:value-type="float" office:value="0.15" calcext:value-type="float">
            <text:p>0,15</text:p>
          </table:table-cell>
          <table:table-cell table:style-name="ce21" table:number-columns-repeated="2"/>
          <table:table-cell table:style-name="ce22" table:formula="of:=IF([.B241]&gt;0;[.C241]*[.D241]/[.B241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Yatt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Ysayo</text:p>
          </table:table-cell>
          <table:table-cell table:style-name="ce17" office:value-type="float" office:value="4.5" calcext:value-type="float">
            <text:p>4,5</text:p>
          </table:table-cell>
          <table:table-cell table:style-name="ce21" table:number-columns-repeated="2"/>
          <table:table-cell table:style-name="ce22" table:formula="of:=IF([.B243]&gt;0;[.C243]*[.D243]/[.B243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Zetanil F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44]&gt;0;[.C244]*[.D244]/[.B244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8" office:value-type="string" calcext:value-type="string">
            <text:p>Zorvec Zelavin</text:p>
          </table:table-cell>
          <table:table-cell table:style-name="ce17" office:value-type="float" office:value="0.2" calcext:value-type="float">
            <text:p>0,2</text:p>
          </table:table-cell>
          <table:table-cell table:style-name="ce21" table:number-columns-repeated="2"/>
          <table:table-cell table:style-name="ce22" table:formula="of:=IF([.B245]&gt;0;[.C245]*[.D245]/[.B245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10" office:value-type="string" calcext:value-type="string">
            <text:p>Autres</text:p>
          </table:table-cell>
          <table:table-cell table:style-name="ce18"/>
          <table:table-cell table:style-name="ce21" table:number-columns-repeated="2"/>
          <table:table-cell table:style-name="ce22" table:formula="of:=IF([.B246]&gt;0;[.C246]*[.D246]/[.B246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style-name="ce10" office:value-type="string" calcext:value-type="string">
            <text:p>Autres</text:p>
          </table:table-cell>
          <table:table-cell table:style-name="ce18"/>
          <table:table-cell table:style-name="ce21" table:number-columns-repeated="2"/>
          <table:table-cell table:style-name="ce22" table:formula="of:=IF([.B247]&gt;0;[.C247]*[.D247]/[.B247];0)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 table:style-name="ce11" office:value-type="string" calcext:value-type="string">
            <text:p>* les produits de biocontrole n'entrent pas ici dans le calcul de l'IFT</text:p>
          </table:table-cell>
          <table:table-cell table:number-columns-repeated="63"/>
        </table:table-row>
        <table:table-row table:style-name="ro4" table:number-rows-repeated="737">
          <table:table-cell table:number-columns-repeated="64"/>
        </table:table-row>
        <table:table-row table:style-name="ro1" table:number-rows-repeated="10475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_20_IFT_20_Hors_20_Herbicides" style:display-name="PageStyle_Calcul IFT Hors Herbici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E</meta:initial-creator>
    <dc:creator>MARIE</dc:creator>
    <meta:editing-cycles>1</meta:editing-cycles>
    <meta:creation-date>2022-03-21T17:30:15</meta:creation-date>
    <dc:date>2022-05-02T10:10:52</dc:date>
    <meta:editing-duration>PT1M</meta:editing-duration>
    <meta:generator>LibreOffice/6.4.5.1$Linux_X86_64 LibreOffice_project/40$Build-1</meta:generator>
    <meta:document-statistic meta:table-count="1" meta:cell-count="72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